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ed42" officeooo:paragraph-rsid="000ded42"/>
    </style:style>
    <style:style style:name="P2" style:family="paragraph" style:parent-style-name="Standard">
      <style:text-properties officeooo:rsid="000ded42" officeooo:paragraph-rsid="000e0d38"/>
    </style:style>
    <style:style style:name="P3" style:family="paragraph" style:parent-style-name="Standard">
      <style:text-properties officeooo:rsid="000ded42" officeooo:paragraph-rsid="001262c7"/>
    </style:style>
    <style:style style:name="P4" style:family="paragraph" style:parent-style-name="Standard">
      <style:text-properties officeooo:rsid="000ded42" officeooo:paragraph-rsid="0013b00c"/>
    </style:style>
    <style:style style:name="P5" style:family="paragraph" style:parent-style-name="Standard">
      <style:text-properties officeooo:rsid="000ded42" officeooo:paragraph-rsid="0015872b"/>
    </style:style>
    <style:style style:name="P6" style:family="paragraph" style:parent-style-name="Standard">
      <style:text-properties officeooo:rsid="000ded42" officeooo:paragraph-rsid="00194210"/>
    </style:style>
    <style:style style:name="P7" style:family="paragraph" style:parent-style-name="Standard">
      <style:text-properties officeooo:rsid="000ded42" officeooo:paragraph-rsid="0019e6da"/>
    </style:style>
    <style:style style:name="P8" style:family="paragraph" style:parent-style-name="Standard">
      <style:text-properties officeooo:paragraph-rsid="000e0d38"/>
    </style:style>
    <style:style style:name="P9" style:family="paragraph" style:parent-style-name="Standard">
      <style:text-properties officeooo:paragraph-rsid="001262c7"/>
    </style:style>
    <style:style style:name="P10" style:family="paragraph" style:parent-style-name="Standard">
      <style:text-properties officeooo:paragraph-rsid="0015872b"/>
    </style:style>
    <style:style style:name="P11" style:family="paragraph" style:parent-style-name="Standard">
      <style:text-properties officeooo:paragraph-rsid="00194210"/>
    </style:style>
    <style:style style:name="P12" style:family="paragraph" style:parent-style-name="Standard">
      <style:text-properties officeooo:paragraph-rsid="0019e6da"/>
    </style:style>
    <style:style style:name="P13" style:family="paragraph" style:parent-style-name="Standard">
      <style:text-properties officeooo:rsid="001cd553" officeooo:paragraph-rsid="001cd553"/>
    </style:style>
    <style:style style:name="T1" style:family="text">
      <style:text-properties officeooo:rsid="000ded42"/>
    </style:style>
    <style:style style:name="T2" style:family="text">
      <style:text-properties officeooo:rsid="00108d28"/>
    </style:style>
    <style:style style:name="T3" style:family="text">
      <style:text-properties officeooo:rsid="001262c7"/>
    </style:style>
    <style:style style:name="T4" style:family="text">
      <style:text-properties officeooo:rsid="0013b00c"/>
    </style:style>
    <style:style style:name="T5" style:family="text">
      <style:text-properties officeooo:rsid="0015872b"/>
    </style:style>
    <style:style style:name="T6" style:family="text">
      <style:text-properties officeooo:rsid="00174b59"/>
    </style:style>
    <style:style style:name="T7" style:family="text">
      <style:text-properties officeooo:rsid="00194210"/>
    </style:style>
    <style:style style:name="T8" style:family="text">
      <style:text-properties officeooo:rsid="0019bd91"/>
    </style:style>
    <style:style style:name="T9" style:family="text">
      <style:text-properties officeooo:rsid="0019e6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valuation of Picking Up the Person with the longest waiting Time first</text:p>
      <text:p text:style-name="P5"/>
      <text:p text:style-name="P5">Buses <text:span text:style-name="T8">= </text:span><text:s/><text:span text:style-name="T5">8</text:span></text:p>
      <text:p text:style-name="P5">Simulation_steps= 8640</text:p>
      <text:p text:style-name="P10"><text:span text:style-name="T1">Total Time = </text:span><text:span text:style-name="T4">6</text:span><text:span text:style-name="T6">0</text:span></text:p>
      <text:p text:style-name="P10"><text:span text:style-name="T1">Score Level 1 = </text:span><text:span text:style-name="T6">120</text:span></text:p>
      <text:p text:style-name="P10"><text:span text:style-name="T1">Score Level 1 = </text:span><text:span text:style-name="T6">595686</text:span></text:p>
      <text:p text:style-name="P5">Score Level 1 = <text:span text:style-name="T6">595686</text:span></text:p>
      <text:p text:style-name="P5"/>
      <text:p text:style-name="P7">Buses <text:span text:style-name="T8">= </text:span><text:span text:style-name="T9">8</text:span></text:p>
      <text:p text:style-name="P7">Simulation_steps= 8640</text:p>
      <text:p text:style-name="P12"><text:span text:style-name="T1">Total Time = </text:span><text:span text:style-name="T9">59</text:span></text:p>
      <text:p text:style-name="P12"><text:span text:style-name="T1">Score Level 1 = </text:span><text:span text:style-name="T9">99</text:span></text:p>
      <text:p text:style-name="P12"><text:span text:style-name="T1">Score Level 1 = </text:span><text:span text:style-name="T9">811557</text:span></text:p>
      <text:p text:style-name="P7">Score Level 1 = <text:s/><text:span text:style-name="T9">811557</text:span></text:p>
      <text:p text:style-name="P5"/>
      <text:p text:style-name="P3">Buses <text:span text:style-name="T8">= </text:span><text:span text:style-name="T3">16</text:span></text:p>
      <text:p text:style-name="P3">Simulation_steps= 8640</text:p>
      <text:p text:style-name="P9"><text:span text:style-name="T1">Total Time = </text:span><text:span text:style-name="T4">62</text:span></text:p>
      <text:p text:style-name="P9"><text:span text:style-name="T1">Score Level 1 = </text:span><text:span text:style-name="T4">78</text:span></text:p>
      <text:p text:style-name="P9"><text:span text:style-name="T1">Score Level 1 = </text:span><text:span text:style-name="T4">967969</text:span></text:p>
      <text:p text:style-name="P4">Score Level 1 = <text:s/><text:span text:style-name="T4">967969</text:span></text:p>
      <text:p text:style-name="P4"/>
      <text:p text:style-name="P6">Buses <text:span text:style-name="T8">=</text:span> <text:span text:style-name="T7">24</text:span></text:p>
      <text:p text:style-name="P6">Simulation_steps= 8640</text:p>
      <text:p text:style-name="P11"><text:span text:style-name="T1">Total Time = </text:span><text:span text:style-name="T4">6</text:span><text:span text:style-name="T7">9</text:span></text:p>
      <text:p text:style-name="P11"><text:span text:style-name="T1">Score Level 1 = </text:span><text:span text:style-name="T7">63</text:span></text:p>
      <text:p text:style-name="P11"><text:span text:style-name="T1">Score Level 1 = </text:span><text:span text:style-name="T7">1162728</text:span></text:p>
      <text:p text:style-name="P6">Score Level 1 = <text:span text:style-name="T7">1162728</text:span></text:p>
      <text:p text:style-name="P1"/>
      <text:p text:style-name="P1">Buses 32</text:p>
      <text:p text:style-name="P1">Simulation_steps= 8640</text:p>
      <text:p text:style-name="P1">Total Time = 75</text:p>
      <text:p text:style-name="P1">Score Level 1 = 63</text:p>
      <text:p text:style-name="P1">Score Level 1 = 1278873</text:p>
      <text:p text:style-name="P1">Score Level 1 = 1278873</text:p>
      <text:p text:style-name="P1"/>
      <text:p text:style-name="P2">Buses <text:span text:style-name="T2">64</text:span></text:p>
      <text:p text:style-name="P2">Simulation_steps= 8640</text:p>
      <text:p text:style-name="P2">Total Time = <text:span text:style-name="T2">97</text:span></text:p>
      <text:p text:style-name="P8"><text:span text:style-name="T1">Score Level 1 = </text:span><text:span text:style-name="T2">88</text:span></text:p>
      <text:p text:style-name="P2">Score Level 1 = <text:span text:style-name="T2">1428973</text:span></text:p>
      <text:p text:style-name="P8"><text:span text:style-name="T1">Score Level 1 = </text:span><text:span text:style-name="T2">142897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07:54:33.305720118</meta:creation-date>
    <dc:date>2020-11-08T08:09:43.199936493</dc:date>
    <meta:editing-duration>PT15M5S</meta:editing-duration>
    <meta:editing-cycles>11</meta:editing-cycles>
    <meta:generator>LibreOffice/7.0.1.2$Linux_X86_64 LibreOffice_project/00$Build-2</meta:generator>
    <meta:document-statistic meta:table-count="0" meta:image-count="0" meta:object-count="0" meta:page-count="1" meta:paragraph-count="37" meta:word-count="154" meta:character-count="729" meta:non-whitespace-character-count="609"/>
  </office:meta>
</office:document-meta>
</file>